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ExcerptProvider.getExcerpt( NodeId id , int maxFragments , int maxFragmentSiz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impleExcerptProvider.init( Query query , SearchIndex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